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Aptos Black" svg:font-family="Aptos Black" style:font-family-generic="swiss" style:font-pitch="variable"/>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style:style>
    <style:style style:name="P2" style:parent-style-name="Paragraphedeliste" style:family="paragraph">
      <style:paragraph-properties fo:text-align="center"/>
    </style:style>
    <style:style style:name="T3" style:parent-style-name="Policepardéfaut" style:family="text">
      <style:text-properties fo:font-size="24pt" style:font-size-asian="24pt" style:font-size-complex="24pt"/>
    </style:style>
    <style:style style:name="P4" style:parent-style-name="Paragraphedeliste" style:family="paragraph">
      <style:text-properties fo:font-size="18pt" style:font-size-asian="18pt" style:font-size-complex="18pt"/>
    </style:style>
    <style:style style:name="P5" style:parent-style-name="Paragraphedeliste" style:list-style-name="LFO9" style:family="paragraph">
      <style:paragraph-properties fo:line-height="300%"/>
      <style:text-properties fo:font-size="18pt" style:font-size-asian="18pt" style:font-size-complex="18pt"/>
    </style:style>
    <style:style style:name="P6" style:parent-style-name="Paragraphedeliste" style:list-style-name="LFO9" style:family="paragraph">
      <style:paragraph-properties fo:line-height="300%"/>
      <style:text-properties fo:font-size="18pt" style:font-size-asian="18pt" style:font-size-complex="18pt"/>
    </style:style>
    <style:style style:name="P7" style:parent-style-name="Paragraphedeliste" style:list-style-name="LFO9" style:family="paragraph">
      <style:paragraph-properties fo:line-height="300%"/>
      <style:text-properties fo:font-size="18pt" style:font-size-asian="18pt" style:font-size-complex="18pt"/>
    </style:style>
    <style:style style:name="P8" style:parent-style-name="Paragraphedeliste" style:list-style-name="LFO9" style:family="paragraph">
      <style:paragraph-properties fo:line-height="300%"/>
      <style:text-properties fo:font-size="18pt" style:font-size-asian="18pt" style:font-size-complex="18pt"/>
    </style:style>
    <style:style style:name="P9" style:parent-style-name="Paragraphedeliste" style:list-style-name="LFO9" style:family="paragraph">
      <style:paragraph-properties fo:line-height="300%"/>
      <style:text-properties fo:font-size="18pt" style:font-size-asian="18pt" style:font-size-complex="18pt"/>
    </style:style>
    <style:style style:name="P10" style:parent-style-name="Paragraphedeliste" style:list-style-name="LFO9" style:family="paragraph">
      <style:paragraph-properties fo:line-height="300%"/>
      <style:text-properties fo:font-size="18pt" style:font-size-asian="18pt" style:font-size-complex="18pt"/>
    </style:style>
    <style:style style:name="P11" style:parent-style-name="Paragraphedeliste" style:list-style-name="LFO9" style:family="paragraph">
      <style:paragraph-properties fo:line-height="300%"/>
      <style:text-properties fo:font-size="18pt" style:font-size-asian="18pt" style:font-size-complex="18pt"/>
    </style:style>
    <style:style style:name="P12" style:parent-style-name="Paragraphedeliste" style:list-style-name="LFO9" style:family="paragraph">
      <style:paragraph-properties fo:line-height="300%"/>
      <style:text-properties fo:font-size="18pt" style:font-size-asian="18pt" style:font-size-complex="18pt"/>
    </style:style>
    <style:style style:name="P13" style:parent-style-name="Paragraphedeliste" style:list-style-name="LFO1" style:family="paragraph"/>
    <style:style style:name="T14" style:parent-style-name="Policepardéfaut" style:family="text">
      <style:text-properties style:font-name="Aptos Black" fo:font-size="22pt" style:font-size-asian="22pt" style:font-size-complex="22pt"/>
    </style:style>
    <style:style style:name="T15" style:parent-style-name="Policepardéfaut" style:family="text">
      <style:text-properties style:font-name="Aptos Black" fo:font-size="22pt" style:font-size-asian="22pt" style:font-size-complex="22pt"/>
    </style:style>
    <style:style style:name="T16" style:parent-style-name="Policepardéfaut" style:family="text">
      <style:text-properties style:font-name="Aptos Black" fo:font-size="22pt" style:font-size-asian="22pt" style:font-size-complex="22pt"/>
    </style:style>
    <style:style style:name="P17" style:parent-style-name="Paragraphedeliste" style:family="paragraph">
      <style:text-properties fo:font-weight="bold" style:font-weight-asian="bold" style:font-weight-complex="bold"/>
    </style:style>
    <style:style style:name="P18" style:parent-style-name="Normal" style:family="paragraph">
      <style:paragraph-properties fo:line-height="115%"/>
    </style:style>
    <style:style style:name="T19" style:parent-style-name="Policepardéfaut" style:family="text">
      <style:text-properties fo:font-size="14pt" style:font-size-asian="14pt" style:font-size-complex="14pt"/>
    </style:style>
    <style:style style:name="TableColumn21" style:family="table-column">
      <style:table-column-properties style:column-width="1.375in"/>
    </style:style>
    <style:style style:name="TableColumn22" style:family="table-column">
      <style:table-column-properties style:column-width="1.3097in"/>
    </style:style>
    <style:style style:name="TableColumn23" style:family="table-column">
      <style:table-column-properties style:column-width="4.6958in"/>
    </style:style>
    <style:style style:name="Table20" style:family="table">
      <style:table-properties style:width="7.3805in" fo:margin-left="0in" table:align="left"/>
    </style:style>
    <style:style style:name="TableRow24" style:family="table-row">
      <style:table-row-properties style:min-row-height="0.5472in"/>
    </style:style>
    <style:style style:name="TableCell25" style:family="table-cell">
      <style:table-cell-properties fo:border-top="0.010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26" style:parent-style-name="Normal" style:family="paragraph">
      <style:paragraph-properties fo:text-align="center" fo:margin-bottom="0in" fo:line-height="100%"/>
      <style:text-properties style:font-name="Segoe UI" style:font-name-asian="Times New Roman" style:font-name-complex="Segoe UI" fo:font-weight="bold" style:font-weight-asian="bold" style:font-weight-complex="bold" fo:color="#0D0D0D" fo:font-size="10.5pt" style:font-size-asian="10.5pt" style:font-size-complex="10.5pt" style:language-asian="fr" style:country-asian="FR"/>
    </style:style>
    <style:style style:name="TableCell27" style:family="table-cell">
      <style:table-cell-properties fo:border-top="0.010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28" style:parent-style-name="Normal" style:family="paragraph">
      <style:paragraph-properties fo:text-align="center" fo:margin-bottom="0in" fo:line-height="100%"/>
      <style:text-properties style:font-name="Segoe UI" style:font-name-asian="Times New Roman" style:font-name-complex="Segoe UI" fo:font-weight="bold" style:font-weight-asian="bold" style:font-weight-complex="bold" fo:color="#0D0D0D" fo:font-size="10.5pt" style:font-size-asian="10.5pt" style:font-size-complex="10.5pt" style:language-asian="fr" style:country-asian="FR"/>
    </style:style>
    <style:style style:name="TableCell29" style:family="table-cell">
      <style:table-cell-properties fo:border="0.0104in solid #E3E3E3" fo:background-color="#FFFFFF" style:writing-mode="lr-tb" style:vertical-align="bottom" fo:padding-top="0.0104in" fo:padding-left="0.0104in" fo:padding-bottom="0.0104in" fo:padding-right="0.0104in"/>
    </style:style>
    <style:style style:name="P30" style:parent-style-name="Normal" style:family="paragraph">
      <style:paragraph-properties fo:text-align="center" fo:margin-bottom="0in" fo:line-height="100%"/>
      <style:text-properties style:font-name="Segoe UI" style:font-name-asian="Times New Roman" style:font-name-complex="Segoe UI" fo:font-weight="bold" style:font-weight-asian="bold" style:font-weight-complex="bold" fo:color="#0D0D0D" fo:font-size="10.5pt" style:font-size-asian="10.5pt" style:font-size-complex="10.5pt" style:language-asian="fr" style:country-asian="FR"/>
    </style:style>
    <style:style style:name="TableRow31" style:family="table-row">
      <style:table-row-properties style:min-row-height="0.8291in"/>
    </style:style>
    <style:style style:name="TableCell32"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33"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34"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35"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36" style:family="table-cell">
      <style:table-cell-properties fo:border-top="0.0034in solid #E3E3E3" fo:border-left="0.0104in solid #E3E3E3" fo:border-bottom="0.0104in solid #E3E3E3" fo:border-right="0.0104in solid #E3E3E3" fo:background-color="#FFFFFF" style:writing-mode="lr-tb" style:vertical-align="bottom" fo:padding-top="0.0104in" fo:padding-left="0.0104in" fo:padding-bottom="0.0104in" fo:padding-right="0.0104in"/>
    </style:style>
    <style:style style:name="P37"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Row38" style:family="table-row">
      <style:table-row-properties style:min-row-height="0.8291in"/>
    </style:style>
    <style:style style:name="TableCell39"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40"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41"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42"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43" style:family="table-cell">
      <style:table-cell-properties fo:border-top="0.0034in solid #E3E3E3" fo:border-left="0.0104in solid #E3E3E3" fo:border-bottom="0.0104in solid #E3E3E3" fo:border-right="0.0104in solid #E3E3E3" fo:background-color="#FFFFFF" style:writing-mode="lr-tb" style:vertical-align="bottom" fo:padding-top="0.0104in" fo:padding-left="0.0104in" fo:padding-bottom="0.0104in" fo:padding-right="0.0104in"/>
    </style:style>
    <style:style style:name="P44"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Row45" style:family="table-row">
      <style:table-row-properties style:min-row-height="0.5472in"/>
    </style:style>
    <style:style style:name="TableCell46"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47"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48"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49"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50" style:family="table-cell">
      <style:table-cell-properties fo:border-top="0.0034in solid #E3E3E3" fo:border-left="0.0104in solid #E3E3E3" fo:border-bottom="0.0104in solid #E3E3E3" fo:border-right="0.0104in solid #E3E3E3" fo:background-color="#FFFFFF" style:writing-mode="lr-tb" style:vertical-align="bottom" fo:padding-top="0.0104in" fo:padding-left="0.0104in" fo:padding-bottom="0.0104in" fo:padding-right="0.0104in"/>
    </style:style>
    <style:style style:name="P51"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Row52" style:family="table-row">
      <style:table-row-properties style:min-row-height="0.8291in"/>
    </style:style>
    <style:style style:name="TableCell53"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54"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55"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56"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57" style:family="table-cell">
      <style:table-cell-properties fo:border-top="0.0034in solid #E3E3E3" fo:border-left="0.0104in solid #E3E3E3" fo:border-bottom="0.0104in solid #E3E3E3" fo:border-right="0.0104in solid #E3E3E3" fo:background-color="#FFFFFF" style:writing-mode="lr-tb" style:vertical-align="bottom" fo:padding-top="0.0104in" fo:padding-left="0.0104in" fo:padding-bottom="0.0104in" fo:padding-right="0.0104in"/>
    </style:style>
    <style:style style:name="P58"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Row59" style:family="table-row">
      <style:table-row-properties style:min-row-height="0.8125in"/>
    </style:style>
    <style:style style:name="TableCell60"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61"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62"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63"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64" style:family="table-cell">
      <style:table-cell-properties fo:border-top="0.0034in solid #E3E3E3" fo:border-left="0.0104in solid #E3E3E3" fo:border-bottom="0.0104in solid #E3E3E3" fo:border-right="0.0104in solid #E3E3E3" fo:background-color="#FFFFFF" style:writing-mode="lr-tb" style:vertical-align="bottom" fo:padding-top="0.0104in" fo:padding-left="0.0104in" fo:padding-bottom="0.0104in" fo:padding-right="0.0104in"/>
    </style:style>
    <style:style style:name="P65"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Row66" style:family="table-row">
      <style:table-row-properties style:min-row-height="0.8291in"/>
    </style:style>
    <style:style style:name="TableCell67"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68"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69"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70"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71" style:family="table-cell">
      <style:table-cell-properties fo:border-top="0.0034in solid #E3E3E3" fo:border-left="0.0104in solid #E3E3E3" fo:border-bottom="0.0104in solid #E3E3E3" fo:border-right="0.0104in solid #E3E3E3" fo:background-color="#FFFFFF" style:writing-mode="lr-tb" style:vertical-align="bottom" fo:padding-top="0.0104in" fo:padding-left="0.0104in" fo:padding-bottom="0.0104in" fo:padding-right="0.0104in"/>
    </style:style>
    <style:style style:name="P72"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Row73" style:family="table-row">
      <style:table-row-properties style:min-row-height="0.8291in"/>
    </style:style>
    <style:style style:name="TableCell74"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75"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76"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77"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78" style:family="table-cell">
      <style:table-cell-properties fo:border-top="0.0034in solid #E3E3E3" fo:border-left="0.0104in solid #E3E3E3" fo:border-bottom="0.0104in solid #E3E3E3" fo:border-right="0.0104in solid #E3E3E3" fo:background-color="#FFFFFF" style:writing-mode="lr-tb" style:vertical-align="bottom" fo:padding-top="0.0104in" fo:padding-left="0.0104in" fo:padding-bottom="0.0104in" fo:padding-right="0.0104in"/>
    </style:style>
    <style:style style:name="P79"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Row80" style:family="table-row">
      <style:table-row-properties style:min-row-height="0.8291in"/>
    </style:style>
    <style:style style:name="TableCell81"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82"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83"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84"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85" style:family="table-cell">
      <style:table-cell-properties fo:border-top="0.0034in solid #E3E3E3" fo:border-left="0.0104in solid #E3E3E3" fo:border-bottom="0.0104in solid #E3E3E3" fo:border-right="0.0104in solid #E3E3E3" fo:background-color="#FFFFFF" style:writing-mode="lr-tb" style:vertical-align="bottom" fo:padding-top="0.0104in" fo:padding-left="0.0104in" fo:padding-bottom="0.0104in" fo:padding-right="0.0104in"/>
    </style:style>
    <style:style style:name="P86"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Row87" style:family="table-row">
      <style:table-row-properties style:min-row-height="0.8291in"/>
    </style:style>
    <style:style style:name="TableCell88"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89"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90" style:family="table-cell">
      <style:table-cell-properties fo:border-top="0.0034in solid #E3E3E3" fo:border-left="0.0104in solid #E3E3E3" fo:border-bottom="0.0104in solid #E3E3E3" fo:border-right="0.0034in solid #E3E3E3" fo:background-color="#FFFFFF" style:writing-mode="lr-tb" style:vertical-align="bottom" fo:padding-top="0.0104in" fo:padding-left="0.0104in" fo:padding-bottom="0.0104in" fo:padding-right="0.0104in"/>
    </style:style>
    <style:style style:name="P91"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TableCell92" style:family="table-cell">
      <style:table-cell-properties fo:border-top="0.0034in solid #E3E3E3" fo:border-left="0.0104in solid #E3E3E3" fo:border-bottom="0.0104in solid #E3E3E3" fo:border-right="0.0104in solid #E3E3E3" fo:background-color="#FFFFFF" style:writing-mode="lr-tb" style:vertical-align="bottom" fo:padding-top="0.0104in" fo:padding-left="0.0104in" fo:padding-bottom="0.0104in" fo:padding-right="0.0104in"/>
    </style:style>
    <style:style style:name="P93" style:parent-style-name="Normal" style:family="paragraph">
      <style:paragraph-properties fo:margin-bottom="0in" fo:line-height="100%"/>
      <style:text-properties style:font-name="Segoe UI" style:font-name-asian="Times New Roman" style:font-name-complex="Segoe UI" fo:color="#0D0D0D" fo:font-size="10.5pt" style:font-size-asian="10.5pt" style:font-size-complex="10.5pt" style:language-asian="fr" style:country-asian="FR"/>
    </style:style>
    <style:style style:name="P94" style:parent-style-name="Paragraphedeliste" style:family="paragraph">
      <style:text-properties fo:font-weight="bold" style:font-weight-asian="bold" style:font-weight-complex="bold"/>
    </style:style>
    <style:style style:name="P95" style:parent-style-name="Paragraphedeliste" style:family="paragraph">
      <style:text-properties fo:font-weight="bold" style:font-weight-asian="bold" style:font-weight-complex="bold"/>
    </style:style>
    <style:style style:name="P96" style:parent-style-name="Paragraphedeliste" style:list-style-name="LFO3" style:family="paragraph"/>
    <style:style style:name="T97" style:parent-style-name="Policepardéfaut" style:family="text">
      <style:text-properties fo:font-weight="bold" style:font-weight-asian="bold" style:font-weight-complex="bold"/>
    </style:style>
    <style:style style:name="P98" style:parent-style-name="Paragraphedeliste" style:list-style-name="LFO3" style:family="paragraph"/>
    <style:style style:name="T99" style:parent-style-name="Policepardéfaut" style:family="text">
      <style:text-properties fo:font-weight="bold" style:font-weight-asian="bold" style:font-weight-complex="bold"/>
    </style:style>
    <style:style style:name="P100" style:parent-style-name="Paragraphedeliste" style:list-style-name="LFO3" style:family="paragraph"/>
    <style:style style:name="T101" style:parent-style-name="Policepardéfaut" style:family="text">
      <style:text-properties fo:font-weight="bold" style:font-weight-asian="bold" style:font-weight-complex="bold"/>
    </style:style>
    <style:style style:name="P102" style:parent-style-name="Paragraphedeliste" style:list-style-name="LFO3" style:family="paragraph"/>
    <style:style style:name="T103" style:parent-style-name="Policepardéfaut" style:family="text">
      <style:text-properties fo:font-weight="bold" style:font-weight-asian="bold" style:font-weight-complex="bold"/>
    </style:style>
    <style:style style:name="P104" style:parent-style-name="Paragraphedeliste" style:list-style-name="LFO2" style:family="paragraph">
      <style:paragraph-properties fo:line-height="115%"/>
    </style:style>
    <style:style style:name="T105" style:parent-style-name="Policepardéfaut" style:family="text">
      <style:text-properties fo:font-size="14pt" style:font-size-asian="14pt" style:font-size-complex="14pt"/>
    </style:style>
    <style:style style:name="P106" style:parent-style-name="Normal" style:family="paragraph">
      <style:paragraph-properties fo:line-height="100%"/>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line-height="100%"/>
      <style:text-properties fo:font-weight="bold" style:font-weight-asian="bold" style:font-weight-complex="bold"/>
    </style:style>
    <style:style style:name="P109" style:parent-style-name="Normal" style:family="paragraph">
      <style:paragraph-properties fo:line-height="100%"/>
    </style:style>
    <style:style style:name="P110" style:parent-style-name="Normal" style:family="paragraph">
      <style:paragraph-properties fo:line-height="100%"/>
      <style:text-properties fo:font-weight="bold" style:font-weight-asian="bold" style:font-weight-complex="bold"/>
    </style:style>
    <style:style style:name="P111" style:parent-style-name="Normal" style:family="paragraph">
      <style:paragraph-properties fo:line-height="100%"/>
    </style:style>
    <style:style style:name="P112" style:parent-style-name="Normal" style:family="paragraph">
      <style:paragraph-properties fo:line-height="100%"/>
      <style:text-properties fo:font-weight="bold" style:font-weight-asian="bold" style:font-weight-complex="bold"/>
    </style:style>
    <style:style style:name="P113" style:parent-style-name="Normal" style:family="paragraph">
      <style:paragraph-properties fo:line-height="100%"/>
    </style:style>
    <style:style style:name="T114" style:parent-style-name="Policepardéfaut" style:family="text">
      <style:text-properties fo:font-weight="bold" style:font-weight-asian="bold" style:font-weight-complex="bold"/>
    </style:style>
    <style:style style:name="P115" style:parent-style-name="Normal" style:family="paragraph">
      <style:paragraph-properties fo:line-height="100%"/>
    </style:style>
    <style:style style:name="T116" style:parent-style-name="Policepardéfaut" style:family="text">
      <style:text-properties fo:font-weight="bold" style:font-weight-asian="bold" style:font-weight-complex="bold"/>
    </style:style>
    <style:style style:name="P117" style:parent-style-name="Normal" style:family="paragraph">
      <style:paragraph-properties fo:line-height="100%"/>
    </style:style>
    <style:style style:name="T118" style:parent-style-name="Policepardéfaut" style:family="text">
      <style:text-properties fo:font-weight="bold" style:font-weight-asian="bold" style:font-weight-complex="bold"/>
    </style:style>
    <style:style style:name="P119" style:parent-style-name="Normal" style:family="paragraph">
      <style:paragraph-properties fo:line-height="100%"/>
      <style:text-properties fo:font-weight="bold" style:font-weight-asian="bold" style:font-weight-complex="bold"/>
    </style:style>
    <style:style style:name="P120" style:parent-style-name="Normal" style:family="paragraph">
      <style:paragraph-properties fo:line-height="100%"/>
    </style:style>
    <style:style style:name="P121" style:parent-style-name="Normal" style:family="paragraph">
      <style:paragraph-properties fo:line-height="100%"/>
    </style:style>
    <style:style style:name="P122" style:parent-style-name="Normal" style:family="paragraph">
      <style:paragraph-properties fo:line-height="100%"/>
      <style:text-properties fo:font-weight="bold" style:font-weight-asian="bold" style:font-weight-complex="bold"/>
    </style:style>
    <style:style style:name="P123" style:parent-style-name="Normal" style:family="paragraph">
      <style:paragraph-properties fo:line-height="100%"/>
    </style:style>
    <style:style style:name="T124" style:parent-style-name="Policepardéfaut" style:family="text">
      <style:text-properties fo:font-weight="bold" style:font-weight-asian="bold" style:font-weight-complex="bold"/>
    </style:style>
    <style:style style:name="P125" style:parent-style-name="Normal" style:list-style-name="LFO4" style:family="paragraph">
      <style:paragraph-properties fo:line-height="100%"/>
    </style:style>
    <style:style style:name="T126" style:parent-style-name="Policepardéfaut" style:family="text">
      <style:text-properties fo:font-weight="bold" style:font-weight-asian="bold" style:font-weight-complex="bold"/>
    </style:style>
    <style:style style:name="P127" style:parent-style-name="Normal" style:list-style-name="LFO4" style:family="paragraph">
      <style:paragraph-properties fo:line-height="100%"/>
    </style:style>
    <style:style style:name="T128" style:parent-style-name="Policepardéfaut" style:family="text">
      <style:text-properties fo:font-weight="bold" style:font-weight-asian="bold" style:font-weight-complex="bold"/>
    </style:style>
    <style:style style:name="P129" style:parent-style-name="Normal" style:family="paragraph">
      <style:paragraph-properties fo:line-height="100%"/>
    </style:style>
    <style:style style:name="T130" style:parent-style-name="Policepardéfaut" style:family="text">
      <style:text-properties fo:font-weight="bold" style:font-weight-asian="bold" style:font-weight-complex="bold"/>
    </style:style>
    <style:style style:name="P131" style:parent-style-name="Normal" style:list-style-name="LFO5" style:family="paragraph">
      <style:paragraph-properties fo:line-height="100%"/>
    </style:style>
    <style:style style:name="T132" style:parent-style-name="Policepardéfaut" style:family="text">
      <style:text-properties fo:font-weight="bold" style:font-weight-asian="bold" style:font-weight-complex="bold"/>
    </style:style>
    <style:style style:name="P133" style:parent-style-name="Normal" style:family="paragraph">
      <style:paragraph-properties fo:line-height="100%"/>
    </style:style>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paragraph-properties fo:line-height="100%"/>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P138" style:parent-style-name="Normal" style:list-style-name="LFO6" style:family="paragraph">
      <style:paragraph-properties fo:line-height="100%"/>
    </style:style>
    <style:style style:name="T139" style:parent-style-name="Policepardéfaut" style:family="text">
      <style:text-properties fo:font-weight="bold" style:font-weight-asian="bold" style:font-weight-complex="bold"/>
    </style:style>
    <style:style style:name="P140" style:parent-style-name="Normal" style:family="paragraph">
      <style:paragraph-properties fo:line-height="100%"/>
    </style:style>
    <style:style style:name="T141" style:parent-style-name="Policepardéfaut" style:family="text">
      <style:text-properties fo:font-weight="bold" style:font-weight-asian="bold" style:font-weight-complex="bold"/>
    </style:style>
    <style:style style:name="P142" style:parent-style-name="Normal" style:list-style-name="LFO7" style:family="paragraph">
      <style:paragraph-properties fo:line-height="100%"/>
    </style:style>
    <style:style style:name="T143" style:parent-style-name="Policepardéfaut" style:family="text">
      <style:text-properties fo:font-weight="bold" style:font-weight-asian="bold" style:font-weight-complex="bold"/>
    </style:style>
    <style:style style:name="P144" style:parent-style-name="Normal" style:list-style-name="LFO7" style:family="paragraph">
      <style:paragraph-properties fo:line-height="100%"/>
    </style:style>
    <style:style style:name="T145" style:parent-style-name="Policepardéfaut" style:family="text">
      <style:text-properties fo:font-weight="bold" style:font-weight-asian="bold" style:font-weight-complex="bold"/>
    </style:style>
    <style:style style:name="P146" style:parent-style-name="Normal" style:family="paragraph">
      <style:paragraph-properties fo:line-height="100%"/>
    </style:style>
    <style:style style:name="T147" style:parent-style-name="Policepardéfaut" style:family="text">
      <style:text-properties fo:font-weight="bold" style:font-weight-asian="bold" style:font-weight-complex="bold"/>
    </style:style>
    <style:style style:name="P148" style:parent-style-name="Normal" style:list-style-name="LFO8" style:family="paragraph">
      <style:paragraph-properties fo:line-height="100%"/>
    </style:style>
    <style:style style:name="T149" style:parent-style-name="Policepardéfaut" style:family="text">
      <style:text-properties fo:font-weight="bold" style:font-weight-asian="bold" style:font-weight-complex="bold"/>
    </style:style>
    <style:style style:name="P150" style:parent-style-name="Normal" style:family="paragraph">
      <style:paragraph-properties fo:line-height="100%"/>
    </style:style>
    <style:style style:name="P151" style:parent-style-name="Normal" style:family="paragraph">
      <style:paragraph-properties fo:line-height="100%"/>
    </style:style>
    <style:style style:name="T152"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3" style:parent-style-name="Policepardéfaut" style:family="text">
      <style:text-properties fo:font-weight="bold" style:font-weight-asian="bold" style:font-weight-complex="bold" fo:font-size="14pt" style:font-size-asian="14pt" style:font-size-complex="14pt"/>
    </style:style>
    <style:style style:name="T154" style:parent-style-name="Policepardéfaut" style:family="text">
      <style:text-properties fo:font-size="14pt" style:font-size-asian="14pt" style:font-size-complex="14pt"/>
    </style:style>
    <style:style style:name="P155" style:parent-style-name="Normal" style:family="paragraph">
      <style:paragraph-properties fo:line-height="100%"/>
    </style:style>
    <style:style style:name="T156" style:parent-style-name="Policepardéfaut" style:family="text">
      <style:text-properties fo:font-weight="bold" style:font-weight-asian="bold" style:font-weight-complex="bold" fo:font-size="14pt" style:font-size-asian="14pt" style:font-size-complex="14pt"/>
    </style:style>
    <style:style style:name="T157" style:parent-style-name="Policepardéfaut" style:family="text">
      <style:text-properties fo:font-weight="bold" style:font-weight-asian="bold" style:font-weight-complex="bold" fo:font-size="14pt" style:font-size-asian="14pt" style:font-size-complex="14pt"/>
    </style:style>
    <style:style style:name="T158" style:parent-style-name="Policepardéfaut" style:family="text">
      <style:text-properties fo:font-weight="bold" style:font-weight-asian="bold" style:font-weight-complex="bold" fo:font-size="14pt" style:font-size-asian="14pt" style:font-size-complex="14pt"/>
    </style:style>
    <style:style style:name="T159" style:parent-style-name="Policepardéfaut" style:family="text">
      <style:text-properties fo:font-weight="bold" style:font-weight-asian="bold" style:font-weight-complex="bold" fo:font-size="14pt" style:font-size-asian="14pt" style:font-size-complex="14pt"/>
    </style:style>
    <style:style style:family="graphic" style:name="a0">
      <style:graphic-properties style:wrap="parallel" style:wrap-contour="false" style:writing-mode="lr-tb" draw:fill="solid" draw:fill-color="#ececec" draw:opacity="100%" draw:stroke="none" style:horizontal-rel="paragraph" style:vertical-rel="paragraph" style:horizontal-pos="from-left" style:vertical-pos="from-top"/>
      <style:paragraph-properties/>
    </style:style>
    <style:style style:family="graphic" style:name="a1">
      <style:graphic-properties draw:fill="none" draw:stroke="none"/>
    </style:style>
  </office:automatic-styles>
  <office:body>
    <office:text text:use-soft-page-breaks="true">
      <text:p text:style-name="P1"><text:line-break/>Cahier des charges Création Site web Yfc<text:line-break/><text:line-break/><text:line-break/>Belle pag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Nom prenom Adam Yanis</text:p>
      <text:p text:style-name="Normal"/>
      <text:p text:style-name="Normal"/>
      <text:p text:style-name="Normal"/>
      <text:p text:style-name="Normal"/>
      <text:p text:style-name="Normal"/>
      <text:p text:style-name="Normal"/>
      <text:p text:style-name="Normal"/>
      <text:p text:style-name="Normal"/>
      <text:p text:style-name="Normal"/>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aragraphedeliste"/>
        </text:index-body>
      </text:table-of-content>
      <text:p text:style-name="P2"><text:span text:style-name="T3">Sommaire</text:span></text:p>
      <text:p text:style-name="P4"/>
      <text:list text:style-name="LFO9">
        <text:list-item text:start-value="1">
          <text:p text:style-name="P5">Introduction</text:p>
        </text:list-item>
      </text:list>
      <text:list text:style-name="LFO9" text:continue-numbering="true">
        <text:list-item>
          <text:p text:style-name="P6">Description générale du projet</text:p>
        </text:list-item>
      </text:list>
      <text:list text:style-name="LFO9" text:continue-numbering="true">
        <text:list-item>
          <text:p text:style-name="P7">Liste des fonctionnalités</text:p>
        </text:list-item>
      </text:list>
      <text:list text:style-name="LFO9" text:continue-numbering="true">
        <text:list-item>
          <text:p text:style-name="P8">Contrainte technique</text:p>
        </text:list-item>
      </text:list>
      <text:list text:style-name="LFO9" text:continue-numbering="true">
        <text:list-item>
          <text:p text:style-name="P9">Maquette et désigne</text:p>
        </text:list-item>
      </text:list>
      <text:list text:style-name="LFO9" text:continue-numbering="true">
        <text:list-item>
          <text:p text:style-name="P10">Méthode et développement</text:p>
        </text:list-item>
      </text:list>
      <text:list text:style-name="LFO9" text:continue-numbering="true">
        <text:list-item>
          <text:p text:style-name="P11">Test et validation</text:p>
        </text:list-item>
      </text:list>
      <text:list text:style-name="LFO9" text:continue-numbering="true">
        <text:list-item>
          <text:p text:style-name="P12">Les outils utilisés</text:p>
        </text:list-item>
      </text:list>
      <text:p text:style-name="Normal"/>
      <text:p text:style-name="Normal"/>
      <text:p text:style-name="Normal"/>
      <text:p text:style-name="Normal"/>
      <text:list text:style-name="LFO1" text:continue-numbering="true">
        <text:list-item>
          <text:p text:style-name="P13"><text:span text:style-name="T14">Introduction<text:s/></text:span><text:span text:style-name="T15"><text:line-break/></text:span><text:line-break/><text:line-break/>Ce document constitue le cahier des charges détaillé pour le développement du site web officiel de YFC, une initiative née de l'ambition de capitaliser sur les compétences acquises durant l'année scolaire dans le cadre du programme de l'ESGI, sous l'encadrement attentif de Frédéric SANANES. Sélectionné comme projet de l'année, YFC aspire à redéfinir le paysage des tournois de combat, en mettant l'accent sur la chaîne YouTube DiBratv, reconnue pour ses événements de combat captivants et son contenu divertissant.<text:line-break/></text:p>
        </text:list-item>
      </text:list>
      <text:p text:style-name="Paragraphedeliste">Le site YFC se propose de transcender les attentes traditionnelles associées aux sites de tournois de combat. En intégrant une plateforme esthétiquement agréable, fonctionnelle et avant-gardiste, YFC ambitionne de remodeler la façon dont les fans de combats interagissent avec le contenu et entre eux. Le site servira non seulement de point de ralliement pour suivre les événements et les combats organisés mais ambitionne également d'enrichir l'expérience utilisateur par des fonctionnalités innovantes. Celles-ci incluront la possibilité de suivre en direct les tournois, d'accéder à des contenus exclusifs, de participer à des forums de discussion pour échanger sur les différentes facettes des combats, et, à terme, d'acheter des produits dérivés via une boutique en ligne.<text:line-break/></text:p>
      <text:p text:style-name="Paragraphedeliste">L'objectif de ce cahier des charges est de cerner avec précision le cadre du projet YFC, en détaillant les besoins à couvrir, les objectifs visés, le cheminement prévu pour sa<text:span text:style-name="T16"><text:s/></text:span>concrétisation, et les indicateurs de réussite qui serviront à évaluer son impact. Ce faisant, le projet mobilisera un spectre étendu de compétences, allant de la conception UX/UI au développement web, en passant par la gestion de projet et le marketing digital.<text:line-break/><text:line-break/><text:s/>Ce projet représente une opportunité unique de mettre en pratique les connaissances théoriques acquises, tout en contribuant à un projet dynamique et en phase avec les intérêts et les passions des étudiants impliqués.</text:p>
      <text:p text:style-name="Paragraphedeliste"><text:line-break/>Nous avons pour objectif de présenter le projet au président de l’association YFC Ibra Tv.</text:p>
      <text:p text:style-name="Paragraphedeliste"/>
      <text:p text:style-name="Paragraphedeliste"><draw:custom-shape svg:x="0in" svg:y="0in" svg:width="0in" svg:height="0in" draw:z-index="0" draw:id="id0" draw:style-name="a0" draw:name="Horizontal Line 7" text:anchor-type="as-char"><svg:title/><svg:desc/><draw:enhanced-geometry draw:type="non-primitive" svg:viewBox="0 0 21600 21600" draw:enhanced-path="M 0 0 L 21600 0 21600 21600 0 21600 Z N"/></draw:custom-shape></text:p>
      <text:soft-page-break/>
      <text:p text:style-name="P17"><text:line-break/><text:line-break/>2. Description Générale du Projet YFC</text:p>
      <text:p text:style-name="Paragraphedeliste">Le projet YFC ambitionne de développer un site web dédié à l'univers des tournois de combat organisés par la chaîne YouTube Dibratv. Cette plateforme innovante a pour objectif de réinventer la façon dont les fans de combat et les participants interagissent, en offrant une expérience immersive et dynamique. Centré sur la facilité d'utilisation et l'engagement des utilisateurs, le site se propose de devenir le point de ralliement principal pour tous les événements, informations, et activités liés aux tournois YFC.</text:p>
      <text:p text:style-name="Paragraphedeliste">Le site YFC ne se limitera pas à la diffusion en direct ou à la retransmission des combats ; il vise également à établir une communauté engagée autour du phénomène des tournois de combat. Grâce à des fonctionnalités interactives telles que des forums de discussion, des quizz liés aux événements, et la possibilité pour les utilisateurs de suivre de près l'actualité des combattants et des tournois, la plateforme aspire à enrichir l'expérience fanatique.</text:p>
      <text:p text:style-name="Paragraphedeliste">En outre, le projet envisage l'intégration d'une boutique en ligne, marquant une extension commerciale significative. Cette boutique offrira des produits de marque YFC, allant des vêtements aux accessoires, permettant ainsi aux fans d'afficher leur soutien et leur passion pour les tournois de combat. L'ajout futur de cette fonctionnalité traduit une ambition de diversifier les interactions sur le site, tout en ouvrant une nouvelle source de revenus pour l'organisation.</text:p>
      <text:p text:style-name="Paragraphedeliste">Le développement de YFC vise à établir un écosystème complet pour les amateurs de combats, où ils peuvent non seulement assister aux événements mais aussi participer activement à la culture du combat. En concevant une plateforme qui va au-delà du simple visionnage de matchs, YFC se positionne à l'avant-garde de la digitalisation de l'expérience des sports de combat. Ce projet reflète une compréhension approfondie des besoins et des désirs des fans dans une ère numérique, en fournissant une solution qui embrasse pleinement l'esprit de communauté et l'engagement.</text:p>
      <text:p text:style-name="Paragraphedeliste"/>
      <text:p text:style-name="Paragraphedeliste"/>
      <text:p text:style-name="Paragraphedeliste"/>
      <text:p text:style-name="Paragraphedeliste"/>
      <text:p text:style-name="Paragraphedeliste"/>
      <text:p text:style-name="Normal"/>
      <text:p text:style-name="Paragraphedeliste"/>
      <text:p text:style-name="Paragraphedeliste"/>
      <text:p text:style-name="Paragraphedeliste"/>
      <text:soft-page-break/>
      <text:p text:style-name="P18"><text:span text:style-name="T19"><text:s/></text:span></text:p>
      <text:p text:style-name="Normal">3-Listes des Fonctionnalités</text:p>
      <table:table table:style-name="Table20">
        <table:table-columns>
          <table:table-column table:style-name="TableColumn21"/>
          <table:table-column table:style-name="TableColumn22"/>
          <table:table-column table:style-name="TableColumn23"/>
        </table:table-columns>
        <table:table-header-rows>
          <table:table-row table:style-name="TableRow24">
            <table:table-cell table:style-name="TableCell25">
              <text:p text:style-name="P26">Fonctionnalités Numérotées</text:p>
            </table:table-cell>
            <table:table-cell table:style-name="TableCell27">
              <text:p text:style-name="P28">Détails</text:p>
            </table:table-cell>
            <table:table-cell table:style-name="TableCell29">
              <text:p text:style-name="P30">Explications</text:p>
            </table:table-cell>
          </table:table-row>
        </table:table-header-rows>
        <table:table-row table:style-name="TableRow31">
          <table:table-cell table:style-name="TableCell32">
            <text:p text:style-name="P33">Fonctionnalité 1</text:p>
          </table:table-cell>
          <table:table-cell table:style-name="TableCell34">
            <text:p text:style-name="P35">Calendrier des tournois</text:p>
          </table:table-cell>
          <table:table-cell table:style-name="TableCell36">
            <text:p text:style-name="P37">Les utilisateurs pourrons voir les dates et les détails des prochains tournois. Les fans pleuvent planifier leur participation ou visionnage.</text:p>
          </table:table-cell>
        </table:table-row>
        <table:table-row table:style-name="TableRow38">
          <table:table-cell table:style-name="TableCell39">
            <text:p text:style-name="P40">Fonctionnalité 2</text:p>
          </table:table-cell>
          <table:table-cell table:style-name="TableCell41">
            <text:p text:style-name="P42">Profils des Combattants</text:p>
          </table:table-cell>
          <table:table-cell table:style-name="TableCell43">
            <text:p text:style-name="P44">Affiche des biographies et statistiques des combattants, incluant leur historique de combats et classement. Favorise l’engagement des fans .</text:p>
          </table:table-cell>
        </table:table-row>
        <table:table-row table:style-name="TableRow45">
          <table:table-cell table:style-name="TableCell46">
            <text:p text:style-name="P47">Fonctionnalité 3</text:p>
          </table:table-cell>
          <table:table-cell table:style-name="TableCell48">
            <text:p text:style-name="P49">Participer a distance</text:p>
          </table:table-cell>
          <table:table-cell table:style-name="TableCell50">
            <text:p text:style-name="P51">Chaque événement et diffusé sur une plateforme de streaming tel que twitch / youtube etc. Les détails de diffusion de chaque événement seront transmis et permettra au utilisateur de suivre de chez eux.</text:p>
          </table:table-cell>
        </table:table-row>
        <table:table-row table:style-name="TableRow52">
          <table:table-cell table:style-name="TableCell53">
            <text:p text:style-name="P54">Fonctionnalité 4</text:p>
          </table:table-cell>
          <table:table-cell table:style-name="TableCell55">
            <text:p text:style-name="P56">Forum Communautaire</text:p>
          </table:table-cell>
          <table:table-cell table:style-name="TableCell57">
            <text:p text:style-name="P58">Un espace pour que les fans discutent des tournois, partagent des stratégies et tissent des liens communautaires autour de leur passion commune.</text:p>
          </table:table-cell>
        </table:table-row>
        <table:table-row table:style-name="TableRow59">
          <table:table-cell table:style-name="TableCell60">
            <text:p text:style-name="P61">Fonctionnalité 5</text:p>
          </table:table-cell>
          <table:table-cell table:style-name="TableCell62">
            <text:p text:style-name="P63">Boutique</text:p>
          </table:table-cell>
          <table:table-cell table:style-name="TableCell64">
            <text:p text:style-name="P65">Offre des produits dérivés comme des vêtements et accessoires. Comprend un système de panier et de paiement sécurisé.</text:p>
          </table:table-cell>
        </table:table-row>
        <table:table-row table:style-name="TableRow66">
          <table:table-cell table:style-name="TableCell67">
            <text:p text:style-name="P68">Fonctionnalité 6</text:p>
          </table:table-cell>
          <table:table-cell table:style-name="TableCell69">
            <text:p text:style-name="P70">Résultats et Classements</text:p>
          </table:table-cell>
          <table:table-cell table:style-name="TableCell71">
            <text:p text:style-name="P72">Affiche les résultats des tournois récents et les classements en direct. Permet aux fans de suivre la progression de leurs combattants préférés.</text:p>
          </table:table-cell>
        </table:table-row>
        <table:table-row table:style-name="TableRow73">
          <table:table-cell table:style-name="TableCell74">
            <text:p text:style-name="P75">Fonctionnalité 7</text:p>
          </table:table-cell>
          <table:table-cell table:style-name="TableCell76">
            <text:p text:style-name="P77">Devenir Combattants</text:p>
          </table:table-cell>
          <table:table-cell table:style-name="TableCell78">
            <text:p text:style-name="P79">Permet aux utilisateurs qui veulent participer pour de vrai de pouvoir devenir combattants dans un prochain événements.</text:p>
          </table:table-cell>
        </table:table-row>
        <table:table-row table:style-name="TableRow80">
          <table:table-cell table:style-name="TableCell81">
            <text:p text:style-name="P82">Fonctionnalité 8</text:p>
          </table:table-cell>
          <table:table-cell table:style-name="TableCell83">
            <text:p text:style-name="P84">Système de Vote des Fans</text:p>
          </table:table-cell>
          <table:table-cell table:style-name="TableCell85">
            <text:p text:style-name="P86">Les fans peuvent voter pour leurs combattants favoris ou pour les meilleurs moments des tournois, influençant ainsi des classements spéciaux .</text:p>
          </table:table-cell>
        </table:table-row>
        <table:table-row table:style-name="TableRow87">
          <table:table-cell table:style-name="TableCell88">
            <text:p text:style-name="P89">Fonctionnalité 9</text:p>
          </table:table-cell>
          <table:table-cell table:style-name="TableCell90">
            <text:p text:style-name="P91">Programme d'Entraînement</text:p>
          </table:table-cell>
          <table:table-cell table:style-name="TableCell92">
            <text:p text:style-name="P93">Propose des programmes d'entraînement et des conseils de préparation au combat, conçus par des professionnels expérimentés, pour aider les combattants à se préparer pour les tournois.</text:p>
          </table:table-cell>
        </table:table-row>
      </table:table>
      <text:p text:style-name="Paragraphedeliste"/>
      <text:p text:style-name="Paragraphedeliste"/>
      <text:p text:style-name="Paragraphedeliste"/>
      <text:p text:style-name="P94">4. Contraintes Techniques<text:line-break/><text:line-break/></text:p>
      <text:p text:style-name="Paragraphedeliste">La conception d'un site web dédié aux tournois de combat YFC présente plusieurs défis techniques qui doivent être méticuleusement abordés pour garantir une mise en ligne réussie et un fonctionnement optimal du site. Ces éléments sont cruciaux et auront un impact direct sur la portée du projet, son déploiement, ainsi que la performance globale de la plateforme en ligne.</text:p>
      <text:p text:style-name="P95">Contraintes Techniques<text:line-break/><text:line-break/></text:p>
      <text:list text:style-name="LFO3" text:continue-numbering="true">
        <text:list-item>
          <text:p text:style-name="P96"><text:span text:style-name="T97">Compatibilité Multinavigateur</text:span><text:s/>: Il est impératif que le site YFC soit accessible et pleinement fonctionnel sur les navigateurs web les plus courants. Cela nécessite un développement attentif et une batterie de tests approfondis pour assurer une expérience utilisateur uniforme sur toutes les plateformes.<text:line-break/><text:line-break/></text:p>
        </text:list-item>
        <text:list-item>
          <text:p text:style-name="P98"><text:span text:style-name="T99">Adaptabilité Mobile</text:span><text:s/>: Dans un monde où la navigation mobile prédomine, une conception adaptée aux mobiles est essentielle. Le design responsive doit être une priorité pour permettre une utilisation intuitive et agréable sur smartphones et tablettes.<text:line-break/><text:line-break/></text:p>
        </text:list-item>
        <text:list-item>
          <text:p text:style-name="P100"><text:span text:style-name="T101">Vitesse de Chargement</text:span><text:s/>: La rapidité du site est un facteur clé pour maintenir l'intérêt des utilisateurs. Il est donc essentiel d'optimiser les ressources du site, comme les images et les vidéos, et d'envisager l'utilisation d'un réseau de distribution de contenu (CDN) pour accélérer le chargement des pages.<text:line-break/><text:line-break/></text:p>
        </text:list-item>
        <text:list-item>
          <text:p text:style-name="P102"><text:span text:style-name="T103">Respect des Droits d'Auteur</text:span><text:s/>: Tous les contenus, y compris les images des combattants, les logos, et tout autre matériel graphique, doivent respecter les lois sur les droits d'auteur et la propriété intellectuelle. Une vérification rigoureuse sera nécessaire pour s'assurer de l'utilisation légale de tous les éléments ou de l'obtention des licences adéquates.</text:p>
        </text:list-item>
      </text:list>
      <text:list text:style-name="LFO2">
        <text:list-item text:start-value="1">
          <text:p text:style-name="P104">En tenant compte de ces contraintes techniques dès les premières étapes de développement, le site YFC sera bien positionné pour offrir une expérience utilisateur robuste et professionnelle, tout en respectant les normes et législations en vigueur.<text:line-break/><text:line-break/><text:line-break/><text:soft-page-break/><text:line-break/>5-<text:span text:style-name="T105">Maquette et désigne<text:s/></text:span></text:p>
        </text:list-item>
      </text:list>
      <text:p text:style-name="Paragraphedeliste"><text:line-break/>Dans la conception de l'interface et du design de notre site web YFC, nous avons opté pour une esthétique qui reflète l'intensité et l'énergie des tournois de combat. Le design s'articule autour d'une palette de couleurs dominée par les teintes sombres et métalliques, ponctuée de lumières vives pour créer une atmosphère qui évoque les arènes de combat futuristes.</text:p>
      <text:p text:style-name="Paragraphedeliste">Notre navigation est stratégiquement positionnée en haut de la page, offrant une visibilité claire et directe des différentes sections du site, telles que les événements à venir, les profils des combattants, le forum communautaire et l'accès au merchandising. Cette barre de tâches est conçue pour être intuitive et faciliter l'expérience utilisateur dès le premier clic.</text:p>
      <text:p text:style-name="Paragraphedeliste">Sous la barre de navigation, la page d'accueil présente en vedette les événements majeurs avec des visuels captivants et des appels à l'action dynamiques, invitant les visiteurs à découvrir les combats programmés. Au cœur du site, la mise en valeur des combattants en vedette et des diffusions en direct offre une immersion totale dans le monde des tournois YFC.</text:p>
      <text:p text:style-name="Paragraphedeliste">En descendant vers le pied de page, les utilisateurs sont invités à rejoindre la communauté YFC à travers notre forum, un espace dédié à l'échange et au partage entre passionnés de combats. Juste au-dessus du footer, nous intégrons également des éléments de merchandising, permettant aux fans de soutenir la marque YFC et d'arborer leur passion avec des produits exclusifs.</text:p>
      <text:p text:style-name="Paragraphedeliste">Enfin, le bas de la page offre des informations complémentaires sur l'organisation, des conseils pour devenir combattant ou pour mieux suivre l'actualité des tournois, ainsi que des liens vers des ressources utiles et des informations sur les événements dans les grandes villes.</text:p>
      <text:p text:style-name="Paragraphedeliste">Chaque page dédiée aux événements met en exergue les rencontres importantes, offrant aux utilisateurs une expérience riche en informations et une navigation simplifiée pour accéder aux contenus live, aux profils détaillés, et à la boutique YFC.</text:p>
      <text:p text:style-name="P106">Notre objectif est de créer un site qui non seulement informe et engage, mais aussi célèbre la culture des sports de combat, tout en étant accessible et agréable à naviguer pour tous les fans et participants.<text:line-break/><text:line-break/><text:line-break/><text:line-break/><text:line-break/><text:line-break/><text:line-break/><text:line-break/><text:line-break/><text:soft-page-break/><text:line-break/><text:span text:style-name="T107">6. Méthode et Développement</text:span></text:p>
      <text:p text:style-name="P108">Choix de la Méthodologie</text:p>
      <text:p text:style-name="P109">Pour le projet YFC, nous adoptons une méthode agile qui permet une flexibilité et une adaptation continues tout au long du développement. Cette approche favorise une réaction rapide aux feedbacks et un ajustement efficace aux exigences changeantes.</text:p>
      <text:p text:style-name="P110">Planification et Gestion de Projet</text:p>
      <text:p text:style-name="P111">Une organisation rigoureuse est primordiale pour structurer le développement. Nous utilisons des outils comme Trello pour la gestion des tâches et Slack pour la communication interne, facilitant une collaboration fluide et une planification dynamique des différentes phases du projet.</text:p>
      <text:p text:style-name="P112">Conception et Développement</text:p>
      <text:p text:style-name="P113"><text:span text:style-name="T114">Architecture Technique</text:span><text:s/>: Le fondement du site repose sur une architecture robuste et modulable. Nous choisissons des technologies comme Node.js pour le backend, avec des bases de données MongoDB pour une performance optimale et une scalabilité.</text:p>
      <text:p text:style-name="P115"><text:span text:style-name="T116">Développement Front-end</text:span><text:s/>: L'esthétique du site est construite en HTML5, CSS3 et JavaScript moderne, s'appuyant sur des frameworks comme React pour créer une interface utilisateur réactive et interactive.</text:p>
      <text:p text:style-name="P117"><text:span text:style-name="T118">Développement Back-end</text:span><text:s/>: Nous mettons en place les logiques métier et les interactions serveur via des technologies telles que Express.js et des API REST pour gérer l'inscription des combattants, la diffusion des événements, et la gestion de la communauté.</text:p>
      <text:p text:style-name="P119"><text:line-break/><text:line-break/><text:line-break/><text:line-break/><text:line-break/><text:line-break/><text:line-break/><text:line-break/><text:line-break/><text:line-break/><text:line-break/>7. Test et Validation</text:p>
      <text:p text:style-name="P120">Nous engageons des cycles de tests réguliers, intégrant des tests unitaires avec Jest pour vérifier chaque fonction, et des tests d'intégration pour assurer la cohésion des différents modules. Des sessions de test d'UX/UI sont également organisées pour optimiser l'ergonomie et l'accessibilité.</text:p>
      <text:p text:style-name="P121">Des revues de code et des démos sont planifiées régulièrement pour maintenir une qualité élevée et respecter le calendrier. Ces rencontres sont l'occasion d'obtenir des retours de Mr. Sananes et d'ajuster notre trajectoire si nécessaire.</text:p>
      <text:soft-page-break/>
      <text:p text:style-name="P122">8. Les Outils Utilisés</text:p>
      <text:p text:style-name="P123"><text:span text:style-name="T124">Gestion de Projet et Collaboration</text:span></text:p>
      <text:list text:style-name="LFO4" text:continue-numbering="true">
        <text:list-item>
          <text:p text:style-name="P125"><text:span text:style-name="T126">Trello</text:span><text:s/>: Pour la planification agile des sprints et le suivi des tâches.</text:p>
        </text:list-item>
        <text:list-item>
          <text:p text:style-name="P127"><text:span text:style-name="T128">Slack</text:span><text:s/>: Pour les communications quotidiennes, le partage rapide de fichiers et l'intégration avec d'autres outils de développement.</text:p>
        </text:list-item>
      </text:list>
      <text:p text:style-name="P129"><text:span text:style-name="T130">Conception et Prototypage</text:span></text:p>
      <text:list text:style-name="LFO5" text:continue-numbering="true">
        <text:list-item>
          <text:p text:style-name="P131"><text:span text:style-name="T132">Adobe XD</text:span><text:s/>: Utilisé pour le design d'interface et le prototypage, permettant une collaboration en temps réel entre designers et développeurs.</text:p>
        </text:list-item>
      </text:list>
      <text:p text:style-name="P133"><text:span text:style-name="T134">Développement Front-end et Back-end</text:span></text:p>
      <text:list text:style-name="LFO6" text:continue-numbering="true">
        <text:list-item>
          <text:p text:style-name="P135"><text:span text:style-name="T136">React</text:span><text:s/>et<text:s/><text:span text:style-name="T137">Node.js</text:span><text:s/>: Choix de technologies modernes pour une interface utilisateur dynamique et un backend performant.</text:p>
        </text:list-item>
        <text:list-item>
          <text:p text:style-name="P138"><text:span text:style-name="T139">MongoDB</text:span><text:s/>: Pour une gestion de base de données flexible et évolutive.</text:p>
        </text:list-item>
      </text:list>
      <text:p text:style-name="P140"><text:span text:style-name="T141">Outils de Développement</text:span></text:p>
      <text:list text:style-name="LFO7" text:continue-numbering="true">
        <text:list-item>
          <text:p text:style-name="P142"><text:span text:style-name="T143">Visual Studio Code</text:span><text:s/>: Pour une écriture de code efficace et une intégration avec des outils tels que les linters et les gestionnaires de versions.</text:p>
        </text:list-item>
        <text:list-item>
          <text:p text:style-name="P144"><text:span text:style-name="T145">Git</text:span><text:s/>: Pour le contrôle de version et la collaboration au sein de l'équipe de développement.</text:p>
        </text:list-item>
      </text:list>
      <text:p text:style-name="P146"><text:span text:style-name="T147">Déploiement et Gestion de Fichiers</text:span></text:p>
      <text:list text:style-name="LFO8" text:continue-numbering="true">
        <text:list-item>
          <text:p text:style-name="P148"><text:span text:style-name="T149">GitHub Actions</text:span><text:s/>: Pour l'intégration et la livraison continues, assurant des déploiements automatiques et des tests systématiques.</text:p>
        </text:list-item>
      </text:list>
      <text:p text:style-name="P150">En intégrant ces méthodes et outils, nous visons à construire un site YFC robuste, évolutif et aligné sur les attentes de notre public, tout en respectant les délais et les objectifs du projet.</text:p>
      <text:p text:style-name="P151"><text:line-break/><text:line-break/><text:line-break/><text:line-break/><text:span text:style-name="T152">Cahier des charges réalisé par</text:span><text:span text:style-name="T153"> :<text:s/></text:span><text:span text:style-name="T154">Yanis, Adam<text:s/></text:span></text:p>
      <text:p text:style-name="P155"><text:span text:style-name="T156">Equipe de Yfc</text:span><text:span text:style-name="T157"><text:line-break/></text:span><text:span text:style-name="T158"><draw:custom-shape svg:x="0in" svg:y="0in" svg:width="0.33333in" svg:height="0.33333in" draw:id="id1" draw:style-name="a1" draw:name="Rectangle 2" text:anchor-type="as-char"><svg:title/><svg:desc/><draw:enhanced-geometry draw:type="non-primitive" svg:viewBox="0 0 21600 21600" draw:enhanced-path="M 0 0 L 21600 0 21600 21600 0 21600 Z N"/></draw:custom-shape></text:span><text:span text:style-name="T159"><text:line-break/></text:span></text:p>
      <text:p text:style-name="Paragraphedeliste"/>
      <text:p text:style-name="Paragraphedeliste"/>
      <text:p text:style-name="Paragraphedelis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Aptos Black" svg:font-family="Aptos Black"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am MEZIANE</meta:initial-creator>
    <dc:creator>Adam MEZIANE</dc:creator>
    <meta:creation-date>2024-03-16T22:15:00Z</meta:creation-date>
    <dc:date>2024-03-16T22:57:00Z</dc:date>
    <meta:template xlink:href="Normal" xlink:type="simple"/>
    <meta:editing-cycles>1</meta:editing-cycles>
    <meta:editing-duration>PT0S</meta:editing-duration>
    <meta:document-statistic meta:page-count="9" meta:paragraph-count="27" meta:word-count="2098" meta:character-count="13616" meta:row-count="96" meta:non-whitespace-character-count="11545"/>
  </office:meta>
</office:document-meta>
</file>